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 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bgt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bgt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bgt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_scrSection_columns_scrBook">2</text:span><text:span text:style-name="span_.bgt_Paragraph_scrSection_columns_scrBook">eigna imarea kedana reghi leghua na puhimiu ke jino mena reghia mua ighamu koti ghaghana bohea a God. </text:span><text:span text:style-name="VerseNumber_.bgt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bgt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bgt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bgt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bgt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bgt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first,),&quot; &quot;,string,(,chapter,first,),&quot; � &quot;,string,(,chapter,last,)"/>
    </style:style>
    <style:style style:name="AllHeaderPageRight" style:family="text">
      <style:text-properties content=""/>
    </style:style>
    <style:style style:name="AllFooterPageLeft" style:family="text">
      <style:text-properties content=""/>
    </style:style>
    <style:style style:name="AllFooterPageNumber" style:family="text">
      <style:text-properties content="counter,(,page,)"/>
    </style:style>
    <style:style style:name="AllFooterPageRight"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XHTML" style:page-layout-name="pm2">
      <style:header>
        <text:p text:style-name="Header">
          <text:span text:style-name="AllHeaderPageLeft"/>
          <text:tab/>
          <text:span text:style-name="AllHeaderPageNumber">
            <text:chapter text:display="name" text:outline-level="9"/>
            <text:chapter text:display="name" text:outline-level="10"/>
          </text:span>
          <text:tab/>
          <text:span text:style-name="AllHeaderPageRight"/>
        </text:p>
      </style:header>
      <style:footer>
        <text:p text:style-name="Footer">
          <text:span text:style-name="AllFooterPageLeft"/>
          <text:tab/>
          <text:span text:style-name="AllFooterPageNumber">
            <text:page-number text:select-page="current">4</text:page-number>
          </text:span>
          <text:tab/>
          <text:span text:style-name="AllFooterPageRight"/>
        </text:p>
      </style:footer>
    </style:master-page>
    <style:master-page style:name="First_20_Page" style:display-name="First Page" style:page-layout-name="pm3" style:next-style-name="XHTML">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25T15:12:31</meta:creation-date>
    <dc:creator>sudyk</dc:creator>
    <dc:date>2010-10-25T15:12:31</dc:date>
    <meta:editing-cycles>1</meta:editing-cycles>
    <meta:editing-duration>PT2M27S</meta:editing-duration>
    <meta:AssemblyVersion Assembly-Version="OpenOfficeConvert 0.6.9.2280"/>
    <meta:Created-By Created-By="ReSharper 4.1.933.3"/>
    <meta:user-defined meta:name="Assembly-Version">OpenOfficeConvert 0.6.9.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IL_GOOGLE_SVN\pathway\Test\PsExport\TestFiles\Output\T2\1pe"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